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fcb" officeooo:paragraph-rsid="000fbfcb"/>
    </style:style>
    <style:style style:name="P2" style:family="paragraph" style:parent-style-name="Standard">
      <style:text-properties officeooo:rsid="0010ad8b" officeooo:paragraph-rsid="0010ad8b"/>
    </style:style>
    <style:style style:name="T1" style:family="text">
      <style:text-properties officeooo:rsid="0010ad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 </text:p>
      <text:p text:style-name="P1">EX2</text:p>
      <text:p text:style-name="P2">Sample outputs from program</text:p>
      <text:p text:style-name="P1">vulgaris@vulgaris:~/Desktop$ ./tree 1</text:p>
      <text:p text:style-name="P1"/>
      <text:p text:style-name="P1">4629 </text:p>
      <text:p text:style-name="P1">vulgaris@vulgaris:~/Desktop$ ./tree 6</text:p>
      <text:p text:style-name="P1">4644 4645 4646 4647 4648 4649 </text:p>
      <text:p text:style-name="P1"/>
      <text:p text:style-name="P1">4644 4645 4646 4647 4650 4651 </text:p>
      <text:p text:style-name="P1"/>
      <text:p text:style-name="P1">4644 4645 4652 4653 4654 4655 </text:p>
      <text:p text:style-name="P1"/>
      <text:p text:style-name="P1">4644 4645 4652 4653 4656 4657 </text:p>
      <text:p text:style-name="P1"/>
      <text:p text:style-name="P1"/>
      <text:p text:style-name="P1"/>
      <text:p text:style-name="P1">vulgaris@vulgaris:~/Desktop$ ./<text:span text:style-name="T1">tree 10</text:span></text:p>
      <text:p text:style-name="P1">5222 5223 5224 5225 5226 5227 5228 5229 5230 5231 </text:p>
      <text:p text:style-name="P1"/>
      <text:p text:style-name="P1">5222 5223 5224 5225 5226 5227 5228 5229 5232 5233 </text:p>
      <text:p text:style-name="P1"/>
      <text:p text:style-name="P1">5222 5223 5224 5225 5226 5227 5234 5235 5236 5237 </text:p>
      <text:p text:style-name="P1"/>
      <text:p text:style-name="P1">5222 5223 5224 5225 5226 5227 5234 5235 5238 5239 </text:p>
      <text:p text:style-name="P1"/>
      <text:p text:style-name="P1">5222 5223 5224 5225 5240 5241 5242 5243 5244 5245 </text:p>
      <text:p text:style-name="P1"/>
      <text:p text:style-name="P1">5222 5223 5224 5225 5240 5241 5242 5243 5246 5247 </text:p>
      <text:p text:style-name="P1"/>
      <text:p text:style-name="P1">5222 5223 5224 5225 5240 5241 5248 5249 5250 5251 </text:p>
      <text:p text:style-name="P1"/>
      <text:p text:style-name="P1">5222 5223 5224 5225 5240 5241 5248 5249 5252 5253 </text:p>
      <text:p text:style-name="P1"/>
      <text:p text:style-name="P1">5222 5223 5254 5255 5256 5257 5258 5259 5260 5261 </text:p>
      <text:p text:style-name="P1"/>
      <text:p text:style-name="P1">5222 5223 5254 5255 5256 5257 5258 5259 5262 5263 </text:p>
      <text:p text:style-name="P1"/>
      <text:p text:style-name="P1">5222 5223 5254 5255 5256 5257 5264 5265 5266 5267 </text:p>
      <text:p text:style-name="P1"/>
      <text:p text:style-name="P1">5222 5223 5254 5255 5256 5257 5264 5265 5268 5269 </text:p>
      <text:p text:style-name="P1"/>
      <text:p text:style-name="P1">5222 5223 5254 5255 5270 5271 5272 5273 5274 5275 </text:p>
      <text:p text:style-name="P1"/>
      <text:p text:style-name="P1">5222 5223 5254 5255 5270 5271 5272 5273 5276 5277 </text:p>
      <text:p text:style-name="P1"/>
      <text:p text:style-name="P1">5222 5223 5254 5255 5270 5271 5278 5279 5280 5281 </text:p>
      <text:p text:style-name="P1"/>
      <text:p text:style-name="P1">5222 5223 5254 5255 5270 5271 5278 5279 5282 5283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7:27:07.841528022</meta:creation-date>
    <dc:date>2018-10-30T17:29:35.914415716</dc:date>
    <meta:editing-duration>PT2M2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7" meta:word-count="201" meta:character-count="1073" meta:non-whitespace-character-count="877"/>
  </office:meta>
</office:document-meta>
</file>